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Helvetica" svg:font-family="Helvetica, Arial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weight="bold"/>
    </style:style>
    <style:style style:name="P2" style:family="paragraph" style:parent-style-name="Preformatted_20_Text">
      <loext:graphic-properties draw:fill="solid" draw:fill-color="#272822" draw:opacity="100%"/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3" style:family="paragraph" style:parent-style-name="Preformatted_20_Text">
      <loext:graphic-properties draw:fill="solid" draw:fill-color="#272822" draw:opacity="100%"/>
      <style:paragraph-properties fo:margin-top="0cm" fo:margin-bottom="0cm" loext:contextual-spacing="false" fo:line-height="150%" fo:text-align="start" style:justify-single-word="false" fo:background-color="#272822" fo:padding-left="0.049cm" fo:padding-right="0cm" fo:padding-top="0.049cm" fo:padding-bottom="0.049cm" fo:border-left="0.06pt solid #e1e5eb" fo:border-right="none" fo:border-top="0.06pt solid #e1e5eb" fo:border-bottom="0.06pt solid #e1e5eb"/>
    </style:style>
    <style:style style:name="P4" style:family="paragraph" style:parent-style-name="Text_20_body" style:list-style-name="L2">
      <style:paragraph-properties fo:margin-top="0cm" fo:margin-bottom="0cm" loext:contextual-spacing="false" fo:padding="0.049cm" fo:border="0.06pt solid #e1e5eb"/>
    </style:style>
    <style:style style:name="P5" style:family="paragraph" style:parent-style-name="Text_20_body">
      <style:paragraph-properties fo:margin-top="0cm" fo:margin-bottom="0cm" loext:contextual-spacing="false" fo:padding="0.049cm" fo:border="0.06pt solid #e1e5eb"/>
      <style:text-properties fo:color="#000000" fo:font-weight="bold" style:font-weight-asian="bold" style:font-weight-complex="bold"/>
    </style:style>
    <style:style style:name="P6" style:family="paragraph" style:parent-style-name="Text_20_body" style:list-style-name="L2">
      <style:paragraph-properties fo:margin-top="0cm" fo:margin-bottom="0cm" loext:contextual-spacing="false" fo:padding="0.049cm" fo:border="0.06pt solid #e1e5eb"/>
      <style:text-properties fo:color="#000000" fo:font-weight="bold" officeooo:rsid="00073bef" officeooo:paragraph-rsid="00073bef" style:font-weight-asian="bold" style:font-weight-complex="bold"/>
    </style:style>
    <style:style style:name="P7" style:family="paragraph" style:parent-style-name="Text_20_body" style:list-style-name="L3">
      <style:paragraph-properties fo:margin-top="0cm" fo:margin-bottom="0cm" loext:contextual-spacing="false" fo:padding="0.049cm" fo:border="0.06pt solid #e1e5eb"/>
    </style:style>
    <style:style style:name="P8" style:family="paragraph" style:parent-style-name="Text_20_body" style:list-style-name="L3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P9" style:family="paragraph" style:parent-style-name="Text_20_body" style:list-style-name="L4">
      <style:paragraph-properties fo:margin-top="0cm" fo:margin-bottom="0cm" loext:contextual-spacing="false" fo:padding="0.049cm" fo:border="0.06pt solid #e1e5eb"/>
    </style:style>
    <style:style style:name="P10" style:family="paragraph" style:parent-style-name="Text_20_body">
      <style:paragraph-properties fo:margin-top="0cm" fo:margin-bottom="0cm" loext:contextual-spacing="false" fo:padding="0.049cm" fo:border="0.06pt solid #e1e5eb"/>
      <style:text-properties fo:font-size="13pt" fo:font-weight="bold" style:font-size-asian="13pt" style:font-weight-asian="bold" style:font-size-complex="13pt" style:font-weight-complex="bold"/>
    </style:style>
    <style:style style:name="P11" style:family="paragraph" style:parent-style-name="Text_20_body" style:list-style-name="L3">
      <style:paragraph-properties fo:margin-top="0cm" fo:margin-bottom="0cm" loext:contextual-spacing="false" fo:padding="0.049cm" fo:border="0.06pt solid #e1e5eb"/>
      <style:text-properties fo:font-size="13pt" fo:font-weight="bold" officeooo:rsid="0005659b" officeooo:paragraph-rsid="0005659b" style:font-size-asian="13pt" style:font-weight-asian="bold" style:font-size-complex="13pt" style:font-weight-complex="bold"/>
    </style:style>
    <style:style style:name="P12" style:family="paragraph" style:parent-style-name="Text_20_body" style:list-style-name="L3">
      <style:paragraph-properties fo:margin-top="0cm" fo:margin-bottom="0cm" loext:contextual-spacing="false" fo:padding="0.049cm" fo:border="0.06pt solid #e1e5eb"/>
      <style:text-properties fo:font-size="13pt" fo:font-weight="bold" style:font-size-asian="13pt" style:font-weight-asian="bold" style:font-size-complex="13pt" style:font-weight-complex="bold"/>
    </style:style>
    <style:style style:name="P13" style:family="paragraph" style:parent-style-name="Text_20_body" style:list-style-name="L2">
      <style:paragraph-properties fo:margin-top="0cm" fo:margin-bottom="0cm" loext:contextual-spacing="false" fo:padding="0.049cm" fo:border="0.06pt solid #e1e5eb"/>
      <style:text-properties fo:font-size="13pt" fo:font-weight="bold" style:font-size-asian="13pt" style:font-weight-asian="bold" style:font-size-complex="13pt" style:font-weight-complex="bold"/>
    </style:style>
    <style:style style:name="P14" style:family="paragraph" style:parent-style-name="Text_20_body" style:list-style-name="L2">
      <style:paragraph-properties fo:margin-top="0cm" fo:margin-bottom="0cm" loext:contextual-spacing="false" fo:padding="0.049cm" fo:border="0.06pt solid #e1e5eb"/>
      <style:text-properties fo:font-weight="bold" style:font-weight-asian="bold" style:font-weight-complex="bold"/>
    </style:style>
    <style:style style:name="P15" style:family="paragraph" style:parent-style-name="Text_20_body" style:list-style-name="L2">
      <style:paragraph-properties fo:margin-top="0cm" fo:margin-bottom="0cm" loext:contextual-spacing="false" fo:padding="0.049cm" fo:border="0.06pt solid #e1e5eb"/>
      <style:text-properties fo:font-weight="bold" officeooo:rsid="0008b926" officeooo:paragraph-rsid="0008b926" style:font-weight-asian="bold" style:font-weight-complex="bold"/>
    </style:style>
    <style:style style:name="P16" style:family="paragraph" style:parent-style-name="Text_20_body" style:list-style-name="L2">
      <style:paragraph-properties fo:margin-top="0cm" fo:margin-bottom="0cm" loext:contextual-spacing="false" fo:padding="0.049cm" fo:border="0.06pt solid #e1e5eb"/>
      <style:text-properties fo:font-weight="bold" officeooo:rsid="000a9228" officeooo:paragraph-rsid="000a9228" style:font-weight-asian="bold" style:font-weight-complex="bold"/>
    </style:style>
    <style:style style:name="P17" style:family="paragraph" style:parent-style-name="Text_20_body" style:list-style-name="L2">
      <style:paragraph-properties fo:margin-top="0cm" fo:margin-bottom="0cm" loext:contextual-spacing="false" fo:padding="0.049cm" fo:border="0.06pt solid #e1e5eb"/>
      <style:text-properties officeooo:rsid="000a9228" officeooo:paragraph-rsid="000a9228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19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0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color="#000000" fo:font-weight="bold" style:font-weight-asian="bold" style:font-weight-complex="bold"/>
    </style:style>
    <style:style style:name="P22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3" style:family="paragraph" style:parent-style-name="Text_20_body" style:list-style-name="L4">
      <style:paragraph-properties fo:margin-left="0cm" fo:margin-right="0cm" fo:margin-top="0cm" fo:margin-bottom="0cm" loext:contextual-spacing="false" fo:text-indent="0cm" style:auto-text-indent="false" fo:padding="0.049cm" fo:border="0.06pt solid #e1e5eb"/>
    </style:style>
    <style:style style:name="P24" style:family="paragraph" style:parent-style-name="Text_20_body" style:list-style-name="L3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fo:color="#e83e8c" style:font-name="SFMono-Regular" fo:font-size="10.5pt" loext:padding="0.049cm" loext:border="0.06pt solid #e1e5eb"/>
    </style:style>
    <style:style style:name="T2" style:family="text">
      <style:text-properties fo:color="#e83e8c" fo:font-size="10.5pt" fo:font-weight="bold" loext:padding="0.049cm" loext:border="0.06pt solid #e1e5eb"/>
    </style:style>
    <style:style style:name="T3" style:family="text">
      <style:text-properties loext:padding="0.049cm" loext:border="0.06pt solid #e1e5eb"/>
    </style:style>
    <style:style style:name="T4" style:family="text">
      <style:text-properties fo:color="#003be5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5" style:family="text">
      <style:text-properties fo:color="#f8f8f2" style:font-name="Consolas" loext:padding="0.049cm" loext:border="0.06pt solid #e1e5eb"/>
    </style:style>
    <style:style style:name="T6" style:family="text">
      <style:text-properties fo:font-weight="bold" loext:padding="0.049cm" loext:border="0.06pt solid #e1e5eb"/>
    </style:style>
    <style:style style:name="T7" style:family="text">
      <style:text-properties officeooo:rsid="00025527" loext:padding="0.049cm" loext:border="0.06pt solid #e1e5eb"/>
    </style:style>
    <style:style style:name="T8" style:family="text">
      <style:text-properties fo:font-weight="normal" style:font-weight-asian="normal" style:font-weight-complex="normal" loext:padding="0.049cm" loext:border="0.06pt solid #e1e5eb"/>
    </style:style>
    <style:style style:name="T9" style:family="text">
      <style:text-properties officeooo:rsid="0008b926" loext:padding="0.049cm" loext:border="0.06pt solid #e1e5eb"/>
    </style:style>
    <text:list-style style:name="L1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14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68235668" text:style-name="L1">
        <text:list-item>
          <text:list>
            <text:list-item>
              <text:list>
                <text:list-header>
                  <text:h text:style-name="P1" text:outline-level="3"><text:bookmark text:name="parte-i-criacao-de-arquivos-e-diretorios"/>Parte I - Criação de arquivos e diretórios</text:h>
                </text:list-header>
              </text:list>
            </text:list-item>
          </text:list>
        </text:list-item>
      </text:list>
      <text:p text:style-name="Text_20_body"><text:span text:style-name="Strong_20_Emphasis"><text:span text:style-name="T6">Dica </text:span></text:span><text:span text:style-name="T3">: Para criação de arquivos vazios você pode utilizar o comando </text:span><text:span text:style-name="Source_20_Text"><text:span text:style-name="T1">touch nome-do-arquivo.extensao</text:span></text:span><text:span text:style-name="T3"> .</text:span></text:p>
      <text:list xml:id="list2053011987" text:style-name="L3">
        <text:list-item>
          <text:p text:style-name="P22"><text:span text:style-name="T3">Utilizando o terminal, aplique o comando de criação de diretórios que você aprendeu, crie um diretório chamado </text:span><text:span text:style-name="Source_20_Text"><text:span text:style-name="T1">unix_tests</text:span></text:span><text:span text:style-name="T3"> e navegue até ele.</text:span></text:p>
          <text:p text:style-name="P24"><text:span text:style-name="T3">mkdir unix_tests</text:span></text:p>
        </text:list-item>
        <text:list-item>
          <text:p text:style-name="P7"><text:span text:style-name="T3">Crie um arquivo de texto com o nome </text:span><text:span text:style-name="Source_20_Text"><text:span text:style-name="T1">trybe.txt</text:span></text:span><text:span text:style-name="T3"> .</text:span></text:p>
        </text:list-item>
      </text:list>
      <text:p text:style-name="P10"><text:span text:style-name="T3">touch trybe.txt</text:span></text:p>
      <text:list xml:id="list191250662230937" text:continue-numbering="true" text:style-name="L3">
        <text:list-item>
          <text:p text:style-name="P7"><text:span text:style-name="T3">Crie uma cópia do arquivo </text:span><text:span text:style-name="Source_20_Text"><text:span text:style-name="T1">trybe.txt</text:span></text:span><text:span text:style-name="T3"> com nome </text:span><text:span text:style-name="Source_20_Text"><text:span text:style-name="T1">trybe_backup.txt</text:span></text:span><text:span text:style-name="T3"> .</text:span></text:p>
          <text:p text:style-name="P11"><text:span text:style-name="T3">cp trybe.txt trybe_backup.txtcp trybe.txt trybe_backup.txt</text:span></text:p>
        </text:list-item>
        <text:list-item>
          <text:p text:style-name="P7"><text:span text:style-name="T3">Renomeie o arquivo </text:span><text:span text:style-name="Source_20_Text"><text:span text:style-name="T1">trybe.txt</text:span></text:span><text:span text:style-name="T3"> .</text:span></text:p>
          <text:p text:style-name="P12"><text:span text:style-name="T3">mv trybe.txt tryberenomeado.txt</text:span></text:p>
        </text:list-item>
        <text:list-item>
          <text:p text:style-name="P7"><text:span text:style-name="T3">Dentro de </text:span><text:span text:style-name="Source_20_Text"><text:span text:style-name="T1">unix_tests</text:span></text:span><text:span text:style-name="T3"> , crie um novo diretório chamado </text:span><text:span text:style-name="Source_20_Text"><text:span text:style-name="T1">backup</text:span></text:span><text:span text:style-name="T3"> .</text:span></text:p>
          <text:p text:style-name="P12"><text:span text:style-name="T3">mkdir backup</text:span></text:p>
        </text:list-item>
        <text:list-item>
          <text:p text:style-name="P7"><text:span text:style-name="T3">Mova o arquivo </text:span><text:span text:style-name="Source_20_Text"><text:span text:style-name="T1">trybe_backup.txt</text:span></text:span><text:span text:style-name="T3"> para o diretório </text:span><text:span text:style-name="Source_20_Text"><text:span text:style-name="T1">backup</text:span></text:span><text:span text:style-name="T3"> .</text:span></text:p>
          <text:p text:style-name="P12"><text:span text:style-name="T3">mv trybe_backup.txt /home/renatoft89/COURSETRYBE/unix_tests/backup/</text:span></text:p>
        </text:list-item>
        <text:list-item>
          <text:p text:style-name="P7"><text:span text:style-name="T3">Dentro de </text:span><text:span text:style-name="Source_20_Text"><text:span text:style-name="T1">unix_tests</text:span></text:span><text:span text:style-name="T3"> , crie um novo diretório chamado </text:span><text:span text:style-name="Source_20_Text"><text:span text:style-name="T1">backup2</text:span></text:span><text:span text:style-name="T3"> .</text:span></text:p>
          <text:p text:style-name="P7"><text:span text:style-name="T3">mkdir backup2</text:span></text:p>
        </text:list-item>
        <text:list-item>
          <text:p text:style-name="P7"><text:span text:style-name="T3">Mova o arquivo </text:span><text:span text:style-name="Source_20_Text"><text:span text:style-name="T1">trybe_backup.txt</text:span></text:span><text:span text:style-name="T3"> da pasta </text:span><text:span text:style-name="Source_20_Text"><text:span text:style-name="T1">backup</text:span></text:span><text:span text:style-name="T3"> para a pasta </text:span><text:span text:style-name="Source_20_Text"><text:span text:style-name="T1">backup2</text:span></text:span><text:span text:style-name="T3"> .</text:span></text:p>
          <text:p text:style-name="P7"><text:span text:style-name="T3"/></text:p>
        </text:list-item>
        <text:list-item>
          <text:p text:style-name="P7"><text:span text:style-name="T3">Apague a pasta </text:span><text:span text:style-name="Source_20_Text"><text:span text:style-name="T1">backup</text:span></text:span><text:span text:style-name="T3"> .</text:span></text:p>
        </text:list-item>
        <text:list-item>
          <text:p text:style-name="P7"><text:span text:style-name="T3">Renomeie a pasta </text:span><text:span text:style-name="Source_20_Text"><text:span text:style-name="T1">backup2</text:span></text:span><text:span text:style-name="T3"> para </text:span><text:span text:style-name="Source_20_Text"><text:span text:style-name="T1">backup</text:span></text:span><text:span text:style-name="T3"> .</text:span></text:p>
        </text:list-item>
        <text:list-item>
          <text:p text:style-name="P8">Veja qual o path completo do diretório atual e liste todos os arquivos dentro dele.</text:p>
        </text:list-item>
        <text:list-item>
          <text:p text:style-name="P7"><text:span text:style-name="T3">Apague o diretório </text:span><text:span text:style-name="Source_20_Text"><text:span text:style-name="T1">backup</text:span></text:span><text:span text:style-name="T3"> .</text:span></text:p>
        </text:list-item>
        <text:list-item>
          <text:p text:style-name="P8">Limpe o terminal.</text:p>
        </text:list-item>
      </text:list>
      <text:p text:style-name="Text_20_body"><text:span text:style-name="Strong_20_Emphasis"><text:span text:style-name="T6">Para os exercícios 14 e 15, crie, de forma manual na parte gráfica do seu sistema operacional (através do mouse), um arquivo de texto com o conteúdo abaixo, chamado </text:span></text:span><text:span text:style-name="Strong_20_Emphasis"><text:span text:style-name="Source_20_Text"><text:span text:style-name="T2">skills.txt</text:span></text:span></text:span><text:span text:style-name="Strong_20_Emphasis"><text:span text:style-name="T6"> :</text:span></text:span></text:p>
      <text:p text:style-name="P2"><text:span text:style-name="Source_20_Text"><text:span text:style-name="T5">Internet</text:span></text:span></text:p>
      <text:p text:style-name="P3"><text:span text:style-name="Source_20_Text"><text:span text:style-name="T5">Unix</text:span></text:span></text:p>
      <text:p text:style-name="P3"><text:span text:style-name="Source_20_Text"><text:span text:style-name="T5">Bash</text:span></text:span></text:p>
      <text:p text:style-name="P3"><text:span text:style-name="Source_20_Text"><text:span text:style-name="T5">HTML</text:span></text:span></text:p>
      <text:p text:style-name="P3"><text:span text:style-name="Source_20_Text"><text:span text:style-name="T5">CSS</text:span></text:span></text:p>
      <text:p text:style-name="P3"><text:span text:style-name="Source_20_Text"><text:span text:style-name="T5">JavaScript</text:span></text:span></text:p>
      <text:p text:style-name="P3"><text:span text:style-name="Source_20_Text"><text:span text:style-name="T5">React</text:span></text:span></text:p>
      <text:p text:style-name="P3"><text:span text:style-name="Source_20_Text"><text:span text:style-name="T5">SQL</text:span></text:span></text:p>
      <text:list xml:id="list1879295255" text:style-name="L4">
        <text:list-item>
          <text:p text:style-name="P23"><text:soft-page-break/><text:span text:style-name="T3">Mostre na tela as 5 primeiras skills do arquivo </text:span><text:span text:style-name="Source_20_Text"><text:span text:style-name="T1">skills.txt</text:span></text:span><text:span text:style-name="T3"> .</text:span></text:p>
        </text:list-item>
        <text:list-item>
          <text:p text:style-name="P9"><text:span text:style-name="T3">Mostre na tela as 4 últimas skills do arquivo </text:span><text:span text:style-name="Source_20_Text"><text:span text:style-name="T1">skills.txt</text:span></text:span><text:span text:style-name="T3"> .</text:span></text:p>
        </text:list-item>
        <text:list-item>
          <text:p text:style-name="P9"><text:span text:style-name="T3">Apague todos os arquivos que terminem em </text:span><text:span text:style-name="Source_20_Text"><text:span text:style-name="T1">.txt</text:span></text:span><text:span text:style-name="T3"> .</text:span></text:p>
        </text:list-item>
      </text:list>
      <text:p text:style-name="P18"/>
      <text:p text:style-name="P18"/>
      <text:p text:style-name="P18"/>
      <text:p text:style-name="P18"/>
      <text:p text:style-name="P18"/>
      <text:list xml:id="list191249883159231" text:continue-list="list2368235668" text:style-name="L1">
        <text:list-item>
          <text:p text:style-name="P19">Na pasta <text:span text:style-name="Source_20_Text"><text:span text:style-name="T1">unix_tests</text:span></text:span> , baixe um arquivo com os nomes de todos os países do mundo utilizando o comando <text:a xlink:type="simple" xlink:href="https://linux.die.net/man/1/curl" office:target-frame-name="_blank" xlink:show="new" text:style-name="Internet_20_link" text:visited-style-name="Visited_20_Internet_20_Link"><text:span text:style-name="T4">curl:</text:span></text:a></text:p>
        </text:list-item>
      </text:list>
      <text:p text:style-name="P2"/>
      <text:p text:style-name="P3"><text:span text:style-name="Source_20_Text"><text:span text:style-name="T5">curl -o countries.txt "https://gist.githubusercontent.com/kalinchernev/486393efcca01623b18d/raw/daa24c9fea66afb7d68f8d69f0c4b8eeb9406e83/countries"</text:span></text:span></text:p>
      <text:list xml:id="list4121472817" text:style-name="L2">
        <text:list-item>
          <text:p text:style-name="P20"><text:span text:style-name="T3">Mostre todo o conteúdo do arquivo </text:span><text:span text:style-name="Source_20_Text"><text:span text:style-name="T1">countries.txt</text:span></text:span><text:span text:style-name="T3"> na tela.</text:span></text:p>
        </text:list-item>
      </text:list>
      <text:p text:style-name="P21"><text:span text:style-name="T3">cat countries.txt</text:span></text:p>
      <text:list xml:id="list191251021135481" text:continue-numbering="true" text:style-name="L2">
        <text:list-item>
          <text:p text:style-name="P4"><text:span text:style-name="T3">Mostre o conteúdo de </text:span><text:span text:style-name="Source_20_Text"><text:span text:style-name="T1">countries.txt</text:span></text:span><text:span text:style-name="T3"> , página por página, até encontrar a </text:span><text:span text:style-name="Source_20_Text"><text:span text:style-name="T1">Zambia</text:span></text:span><text:span text:style-name="T3"> .</text:span></text:p>
        </text:list-item>
      </text:list>
      <text:p text:style-name="P5"><text:span text:style-name="T7">less</text:span><text:span text:style-name="T3"> countries.txt</text:span></text:p>
      <text:list xml:id="list191251335649994" text:continue-numbering="true" text:style-name="L2">
        <text:list-item>
          <text:p text:style-name="P4"><text:span text:style-name="T3">Mostre novamente o conteúdo de </text:span><text:span text:style-name="Source_20_Text"><text:span text:style-name="T1">countries.txt</text:span></text:span><text:span text:style-name="T3"> página por página, mas agora utilize um comando para buscar por </text:span><text:span text:style-name="Source_20_Text"><text:span text:style-name="T1">Zambia</text:span></text:span><text:span text:style-name="T3"> .</text:span></text:p>
          <text:p text:style-name="P6"><text:span text:style-name="T7">less</text:span><text:span text:style-name="T3"> countries.txt </text:span><text:span text:style-name="T8">depois </text:span><text:span text:style-name="T3">digita /Zambia.</text:span></text:p>
        </text:list-item>
        <text:list-item>
          <text:p text:style-name="P4"><text:span text:style-name="T3">Busque por </text:span><text:span text:style-name="Source_20_Text"><text:span text:style-name="T1">Brazil</text:span></text:span><text:span text:style-name="T3"> no </text:span><text:span text:style-name="Source_20_Text"><text:span text:style-name="T1">countries.txt</text:span></text:span><text:span text:style-name="T3"> .</text:span></text:p>
          <text:p text:style-name="P13"><text:span text:style-name="T3">grep Brazil countries.txt</text:span></text:p>
        </text:list-item>
        <text:list-item>
          <text:p text:style-name="P4"><text:span text:style-name="T3">Busque novamente por </text:span><text:span text:style-name="Source_20_Text"><text:span text:style-name="T1">brazil</text:span></text:span><text:span text:style-name="T3"> , mas agora utilizando o </text:span><text:span text:style-name="Emphasis"><text:span text:style-name="T3">lower case </text:span></text:span><text:span text:style-name="T3">.</text:span></text:p>
          <text:p text:style-name="P4"><text:span text:style-name="Strong_20_Emphasis"><text:span text:style-name="T6">Para os próximos exercícios, crie um novo arquivo chamado </text:span></text:span><text:span text:style-name="Strong_20_Emphasis"><text:span text:style-name="Source_20_Text"><text:span text:style-name="T2">phrases.txt</text:span></text:span></text:span><text:span text:style-name="Strong_20_Emphasis"><text:span text:style-name="T6"> e adicione algumas frases à sua escolha. Não precisa criar o arquivo pelo terminal.</text:span></text:span></text:p>
        </text:list-item>
        <text:list-item>
          <text:p text:style-name="P4"><text:span text:style-name="T3">Busque pelas frases que não contenham a palavra </text:span><text:span text:style-name="Source_20_Text"><text:span text:style-name="T1">fox</text:span></text:span><text:span text:style-name="T3"> .</text:span></text:p>
        </text:list-item>
      </text:list>
      <text:p text:style-name="P10">grep -iv 'fox' phrases.txt</text:p>
      <text:list xml:id="list191251080597514" text:continue-numbering="true" text:style-name="L2">
        <text:list-item>
          <text:p text:style-name="P4"><text:span text:style-name="T3">Conte o número de palavras do arquivo </text:span><text:span text:style-name="Source_20_Text"><text:span text:style-name="T1">phrases.txt</text:span></text:span><text:span text:style-name="T3"> .</text:span></text:p>
          <text:p text:style-name="P14"><text:span text:style-name="T3">wc -w phrases.txt</text:span></text:p>
        </text:list-item>
        <text:list-item>
          <text:p text:style-name="P4"><text:span text:style-name="T3">Conte o número de linhas do arquivo </text:span><text:span text:style-name="Source_20_Text"><text:span text:style-name="T1">phrases.txt</text:span></text:span><text:span text:style-name="T3"> .</text:span></text:p>
          <text:p text:style-name="P14"><text:span text:style-name="T3">wc -</text:span><text:span text:style-name="T9">l</text:span><text:span text:style-name="T3"> phrases.txt</text:span></text:p>
        </text:list-item>
        <text:list-item>
          <text:p text:style-name="P4"><text:span text:style-name="T3">Crie os arquivos </text:span><text:span text:style-name="Source_20_Text"><text:span text:style-name="T1">empty.tbt</text:span></text:span><text:span text:style-name="T3"> e </text:span><text:span text:style-name="Source_20_Text"><text:span text:style-name="T1">empty.pdf</text:span></text:span><text:span text:style-name="T3"> .</text:span></text:p>
          <text:p text:style-name="P15"><text:span text:style-name="T3">touch empty.tbt empty.pdf</text:span></text:p>
        </text:list-item>
        <text:list-item>
          <text:p text:style-name="P4"><text:span text:style-name="T3">Liste todos os arquivos do diretório </text:span><text:span text:style-name="Source_20_Text"><text:span text:style-name="T1">unix_tests</text:span></text:span><text:span text:style-name="T3"> .</text:span></text:p>
          <text:p text:style-name="P15"><text:span text:style-name="T3">Ls unix_tests</text:span></text:p>
        </text:list-item>
        <text:list-item>
          <text:p text:style-name="P4"><text:span text:style-name="T3">Liste todos os arquivos que terminem com </text:span><text:span text:style-name="Source_20_Text"><text:span text:style-name="T1">txt</text:span></text:span><text:span text:style-name="T3"> .</text:span></text:p>
          <text:p text:style-name="P16"><text:span text:style-name="T3">ls *.txt</text:span></text:p>
        </text:list-item>
        <text:list-item>
          <text:p text:style-name="P4"><text:soft-page-break/><text:span text:style-name="T3">Liste todos os arquivos que terminem com </text:span><text:span text:style-name="Source_20_Text"><text:span text:style-name="T1">tbt</text:span></text:span><text:span text:style-name="T3"> ou </text:span><text:span text:style-name="Source_20_Text"><text:span text:style-name="T1">txt</text:span></text:span><text:span text:style-name="T3"> .</text:span></text:p>
          <text:p text:style-name="P14"><text:span text:style-name="T3">ls *.txt *.tbt</text:span></text:p>
          <text:p text:style-name="P17"><text:span text:style-name="T3"/></text:p>
        </text:list-item>
        <text:list-item>
          <text:p text:style-name="P4"><text:span text:style-name="T3">Acesse o manual do comando </text:span><text:span text:style-name="Source_20_Text"><text:span text:style-name="T1">ls</text:span></text:span><text:span text:style-name="T3"> .</text:span></text:p>
          <text:p text:style-name="P4"><text:span text:style-name="T3"/>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Helvetica" svg:font-family="Helvetica, Arial, sans-serif"/>
    <style:font-face style:name="Lohit Devanagari1" svg:font-family="'Lohit Devanagari'"/>
    <style:font-face style:name="SFMono-Regular" svg:font-family="SFMono-Regular, Menlo, Monaco, Consolas, 'Liberation Mono'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44:46.907262839</meta:creation-date>
    <dc:date>2021-09-22T19:12:49.803954187</dc:date>
    <meta:editing-duration>PT25M1S</meta:editing-duration>
    <meta:editing-cycles>1</meta:editing-cycles>
    <meta:document-statistic meta:table-count="0" meta:image-count="0" meta:object-count="0" meta:page-count="3" meta:paragraph-count="61" meta:word-count="477" meta:character-count="2882" meta:non-whitespace-character-count="2496"/>
    <meta:generator>LibreOffice/6.4.7.2$Linux_X86_64 LibreOffice_project/40$Build-2</meta:generator>
  </office:meta>
</office:document-meta>
</file>